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982e" officeooo:paragraph-rsid="001e982e"/>
    </style:style>
    <style:style style:name="P2" style:family="paragraph" style:parent-style-name="Standard">
      <style:paragraph-properties fo:text-align="center" style:justify-single-word="false"/>
      <style:text-properties fo:font-size="14pt" fo:font-weight="normal" officeooo:rsid="001e982e" officeooo:paragraph-rsid="001e982e"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3pt" fo:font-weight="normal" officeooo:rsid="001e982e" officeooo:paragraph-rsid="001e982e"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rsid="001e982e" officeooo:paragraph-rsid="001e982e"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1f7c4c" officeooo:paragraph-rsid="001f7c4c" style:font-size-asian="13pt" style:font-weight-asian="normal" style:font-size-complex="13pt" style:font-weight-complex="normal"/>
    </style:style>
    <style:style style:name="P6" style:family="paragraph" style:parent-style-name="Standard">
      <style:paragraph-properties fo:text-align="start" style:justify-single-word="false"/>
      <style:text-properties fo:font-size="13pt" fo:font-weight="normal" officeooo:rsid="00212e3f" officeooo:paragraph-rsid="00212e3f"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21363c" officeooo:paragraph-rsid="0021363c"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243c85" officeooo:paragraph-rsid="00243c85" style:font-size-asian="13pt" style:font-weight-asian="normal" style:font-size-complex="13pt" style:font-weight-complex="normal"/>
    </style:style>
    <style:style style:name="T1" style:family="text">
      <style:text-properties officeooo:rsid="001f7c4c"/>
    </style:style>
    <style:style style:name="T2" style:family="text">
      <style:text-properties fo:language="en" fo:country="US" style:language-asian="zxx" style:country-asian="none" style:language-complex="zxx" style:country-complex="none"/>
    </style:style>
    <style:style style:name="T3" style:family="text">
      <style:text-properties fo:language="en" fo:country="US" officeooo:rsid="0021363c"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fotmation techonology</text:p>
      <text:p text:style-name="P1"/>
      <text:p text:style-name="P3">Telecomunication</text:p>
      <text:p text:style-name="P4"/>
      <text:p text:style-name="P4">Telecommunications is the transfer of electronic or electromagnetics signals across a distance. This information can be data, text, voice, video or multimedia.</text:p>
      <text:p text:style-name="P4">Telecommunications comes from the Greek: tale, meaning "over a distance", and the Latin communicare, meaning "to share" so telecommunications means "the sharing of information over a distance". </text:p>
      <text:p text:style-name="P4">Any communicatios system is made up of three basic parts: a transmitter, a channel and a receiver.</text:p>
      <text:p text:style-name="P4">The transmitter consists of the source of the information and the technology <text:span text:style-name="T1">required to send this information over the channel.</text:span></text:p>
      <text:p text:style-name="P5">The channel consists of the transmission medium that the signal containing the information travels through to go from the transmtter to the receiver.</text:p>
      <text:p text:style-name="P5">A receiver is a device that receives incoming<text:span text:style-name="T2"> signals or impulses and converts them into a intelligible form.</text:span></text:p>
      <text:p text:style-name="P6"><text:span text:style-name="T2">A transceivers is a device that both transmits and receives analogue or digital signals and both a transmitter and receiver coexist in the same device for combine both transmission and reception capability on shared circuitry.</text:span></text:p>
      <text:p text:style-name="P6"><text:span text:style-name="T2">A telecommunication system must possess </text:span><text:span text:style-name="T3">some</text:span><text:span text:style-name="T2"> prerequisites. The first prerequisite is physical that is a system that permits the transmission to travel from one location to another.</text:span></text:p>
      <text:p text:style-name="P7"><text:span text:style-name="T2">Compatibility is another prerequisites that is both the transmitter and receiver must understand each other especially theirs signals and protocols. Compatibility is required at both hardware and software levels. It is also essential to have some form of error detection and system to rectify eventual errors.</text:span></text:p>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40M33S</meta:editing-duration>
    <meta:editing-cycles>3</meta:editing-cycles>
    <meta:generator>LibreOffice/5.4.2.2$Windows_X86_64 LibreOffice_project/22b09f6418e8c2d508a9eaf86b2399209b0990f4</meta:generator>
    <dc:date>2018-04-08T11:08:32.290000000</dc:date>
    <meta:document-statistic meta:table-count="0" meta:image-count="0" meta:object-count="0" meta:page-count="1" meta:paragraph-count="11" meta:word-count="238" meta:character-count="1592" meta:non-whitespace-character-count="1364"/>
    <meta:user-defined meta:name="Info 1"/>
    <meta:user-defined meta:name="Info 2"/>
    <meta:user-defined meta:name="Info 3"/>
    <meta:user-defined meta:name="Info 4"/>
  </office:meta>
</office:document-meta>
</file>